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b054" officeooo:paragraph-rsid="001db054"/>
    </style:style>
    <style:style style:name="P2" style:family="paragraph" style:parent-style-name="Standard">
      <style:text-properties officeooo:rsid="00215504" officeooo:paragraph-rsid="00215504"/>
    </style:style>
    <style:style style:name="P3" style:family="paragraph" style:parent-style-name="Standard" style:list-style-name="L1">
      <style:text-properties officeooo:rsid="001db054" officeooo:paragraph-rsid="001db054"/>
    </style:style>
    <style:style style:name="T1" style:family="text">
      <style:text-properties officeooo:rsid="0022b3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ample LibreOffice file</text:p>
      <text:p text:style-name="P1"># <text:span text:style-name="T1">This is a comment!</text:span></text:p>
      <text:p text:style-name="P2"># This file must first be saved as =&gt; HTML Document (.html)</text:p>
      <text:p text:style-name="P1"/>
      <text:list xml:id="list3136998633" text:style-name="L1">
        <text:list-item>
          <text:p text:style-name="P3">What is the capital of Ireland?</text:p>
          <text:list>
            <text:list-item>
              <text:p text:style-name="P3">Dublin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9:25:17.618212450</meta:creation-date>
    <dc:date>2019-02-18T20:29:26.328381676</dc:date>
    <meta:editing-duration>PT2M32S</meta:editing-duration>
    <meta:editing-cycles>3</meta:editing-cycles>
    <meta:generator>LibreOffice/6.1.1.2$MacOSX_X86_64 LibreOffice_project/5d19a1bfa650b796764388cd8b33a5af1f5baa1b</meta:generator>
    <meta:document-statistic meta:table-count="0" meta:image-count="0" meta:object-count="0" meta:page-count="1" meta:paragraph-count="5" meta:word-count="30" meta:character-count="145" meta:non-whitespace-character-count="122"/>
  </office:meta>
</office:document-meta>
</file>